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paragraph-properties fo:break-before="page"/>
      <style:text-properties officeooo:rsid="0009b043" officeooo:paragraph-rsid="0009b043"/>
    </style:style>
    <style:style style:name="P8" style:family="paragraph" style:parent-style-name="Heading_20_1" style:list-style-name="">
      <style:text-properties officeooo:paragraph-rsid="00098d18"/>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098d18"/>
    </style:style>
    <style:style style:name="P11" style:family="paragraph" style:parent-style-name="Heading_20_2">
      <style:text-properties officeooo:paragraph-rsid="0009b043"/>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Documenten</text:h>
      <text:p text:style-name="P3">De componeneten benoemen en hun werking beschrijven<text:line-break/>Bij de models bv interface etc</text:p>
      <text:p text:style-name="P3">Als de app werkt deze op heroku plaatsen</text:p>
      <text:p text:style-name="P3"/>
      <text:p text:style-name="P1"/>
      <text:h text:style-name="P8" text:outline-level="1"/>
      <text:h text:style-name="P10"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11"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9"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1-28T16:07:23.133000000</dc:date>
    <meta:editing-duration>PT30M45S</meta:editing-duration>
    <meta:editing-cycles>2</meta:editing-cycles>
    <meta:generator>LibreOffice/5.2.3.3$Windows_x86 LibreOffice_project/d54a8868f08a7b39642414cf2c8ef2f228f780cf</meta:generator>
    <meta:document-statistic meta:table-count="0" meta:image-count="0" meta:object-count="0" meta:page-count="4" meta:paragraph-count="23" meta:word-count="258" meta:character-count="1549" meta:non-whitespace-character-count="1304"/>
  </office:meta>
</office:document-meta>
</file>